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000000618896FD73388E41043.jpg" manifest:media-type="image/jpeg"/>
  <manifest:file-entry manifest:full-path="Pictures/10000000000002D000000618FB41B75D47DEDD70.jpg" manifest:media-type="image/jpeg"/>
  <manifest:file-entry manifest:full-path="Pictures/10000000000002D000000618C32373E085FA9BBD.jpg" manifest:media-type="image/jpeg"/>
  <manifest:file-entry manifest:full-path="Pictures/10000000000002D00000061854B41DB3DFDB49E9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d55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44pt" officeooo:rsid="0011d55d" officeooo:paragraph-rsid="0011d55d" style:font-size-asian="44pt" style:font-size-complex="4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36pt" officeooo:rsid="0011d55d" officeooo:paragraph-rsid="0011d55d" style:font-size-asian="36pt" style:font-size-complex="36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officeooo:paragraph-rsid="0011d55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4" text:anchor-type="page" text:anchor-page-number="2" svg:x="2.0772in" svg:y="1.1543in" svg:width="4.0047in" svg:height="8.6783in" draw:z-index="3">
        <draw:image xlink:href="Pictures/10000000000002D000000618896FD73388E41043.jpg" xlink:type="simple" xlink:show="embed" xlink:actuate="onLoad" loext:mime-type="image/jpeg"/>
      </draw:frame>
      <text:p text:style-name="P2"/>
      <text:p text:style-name="P2"/>
      <text:p text:style-name="P2"/>
      <text:p text:style-name="P2"/>
      <text:p text:style-name="P3">Kailey Stark</text:p>
      <text:p text:style-name="P3">Thrive Modules 1-4</text:p>
      <text:p text:style-name="P3">15 October 2020</text:p>
      <text:p text:style-name="P5"/>
      <text:p text:style-name="P1"/>
      <text:p text:style-name="P1"/>
      <text:p text:style-name="P4"><draw:frame draw:style-name="fr2" draw:name="Image3" text:anchor-type="char" svg:x="1.452in" svg:y="0.2453in" svg:width="3.9563in" svg:height="8.5736in" draw:z-index="2"><draw:image xlink:href="Pictures/10000000000002D000000618FB41B75D47DEDD70.jpg" xlink:type="simple" xlink:show="embed" xlink:actuate="onLoad" loext:mime-type="image/jpeg"/></draw:frame></text:p>
      <text:p text:style-name="P4"><draw:frame draw:style-name="fr2" draw:name="Image2" text:anchor-type="char" svg:x="1.452in" svg:y="0.2063in" svg:width="4.0791in" svg:height="8.8398in" draw:z-index="1"><draw:image xlink:href="Pictures/10000000000002D000000618C32373E085FA9BBD.jpg" xlink:type="simple" xlink:show="embed" xlink:actuate="onLoad" loext:mime-type="image/jpeg"/></draw:frame></text:p>
      <text:p text:style-name="P4"><draw:frame draw:style-name="fr3" draw:name="Image1" text:anchor-type="char" svg:width="3.3366in" svg:height="7.2299in" draw:z-index="0"><draw:image xlink:href="Pictures/10000000000002D00000061854B41DB3DFDB49E9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5T23:24:04.793000000</meta:creation-date>
    <dc:date>2020-10-15T23:28:48.902000000</dc:date>
    <meta:editing-duration>PT4M45S</meta:editing-duration>
    <meta:editing-cycles>1</meta:editing-cycles>
    <meta:document-statistic meta:table-count="0" meta:image-count="4" meta:object-count="0" meta:page-count="5" meta:paragraph-count="3" meta:word-count="8" meta:character-count="45" meta:non-whitespace-character-count="40"/>
    <meta:generator>LibreOffice/6.4.5.2$Windows_X86_64 LibreOffice_project/a726b36747cf2001e06b58ad5db1aa3a9a1872d6</meta:generator>
  </office:meta>
</office:document-meta>
</file>